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6pt" fo:language="pl" fo:country="PL" fo:font-weight="bold" officeooo:rsid="000ec79b" officeooo:paragraph-rsid="000ec79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fo:language="pl" fo:country="PL" fo:font-weight="bold" officeooo:rsid="000ec79b" officeooo:paragraph-rsid="000ec79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1a49b" officeooo:paragraph-rsid="0011a49b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2pt" fo:language="pl" fo:country="PL" fo:font-weight="bold" officeooo:rsid="001069d9" officeooo:paragraph-rsid="001069d9" style:font-size-asian="10.5pt" style:font-weight-asian="bold" style:font-size-complex="12pt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2pt" fo:language="pl" fo:country="PL" fo:font-weight="bold" officeooo:rsid="0011a49b" officeooo:paragraph-rsid="0011a49b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language="pl" fo:country="PL" fo:font-weight="bold" officeooo:rsid="00128b32" officeooo:paragraph-rsid="00164ca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language="pl" fo:country="PL" fo:font-weight="bold" officeooo:rsid="00128b32" officeooo:paragraph-rsid="00164cab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10" style:family="paragraph" style:parent-style-name="Standard" style:list-style-name="L2">
      <style:paragraph-properties fo:margin-left="0in" fo:text-align="justify" style:justify-single-word="false" fo:text-indent="0in" style:auto-text-indent="fals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language="pl" fo:country="PL" fo:font-weight="bold" officeooo:rsid="00128b32" officeooo:paragraph-rsid="00164cab" style:font-size-asian="10.5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in" fo:text-align="justify" style:justify-single-word="false" fo:text-indent="0in" style:auto-text-indent="false" style:page-number="auto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fo:font-size="12pt" fo:language="pl" fo:country="PL" fo:font-weight="bold" officeooo:rsid="00128b32" officeooo:paragraph-rsid="00128b3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fo:font-weight="bold" officeooo:rsid="00164cab" officeooo:paragraph-rsid="00164cab" style:font-size-asian="10.5pt" style:font-weight-asian="bold" style:font-size-complex="12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language="pl" fo:country="PL" fo:font-weight="bold" officeooo:rsid="00164cab" officeooo:paragraph-rsid="00164cab" style:font-size-asian="10.5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language="pl" fo:country="PL" fo:font-weight="bold" officeooo:rsid="00166380" officeooo:paragraph-rsid="00166380" style:font-size-asian="10.5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language="pl" fo:country="PL" fo:font-weight="bold" officeooo:rsid="0016d1e1" officeooo:paragraph-rsid="0016d1e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weight="bold" officeooo:rsid="0016d1e1" officeooo:paragraph-rsid="0016d1e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language="pl" fo:country="PL" fo:font-weight="normal" officeooo:rsid="001069d9" officeooo:paragraph-rsid="001069d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pl" fo:country="PL" fo:font-weight="normal" officeooo:rsid="0011a49b" officeooo:paragraph-rsid="0011a49b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language="pl" fo:country="PL" fo:font-weight="normal" officeooo:rsid="0016d1e1" officeooo:paragraph-rsid="0016d1e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language="pl" fo:country="PL" fo:font-weight="bold" officeooo:rsid="001069d9" officeooo:paragraph-rsid="001069d9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8pt" fo:language="pl" fo:country="PL" fo:font-weight="bold" officeooo:rsid="001069d9" officeooo:paragraph-rsid="001069d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language="pl" fo:country="PL" fo:font-weight="bold" officeooo:rsid="00164cab" officeooo:paragraph-rsid="00164cab" style:font-size-asian="18pt" style:font-weight-asian="bold" style:font-size-complex="18pt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16d1e1" officeooo:paragraph-rsid="0016d1e1"/>
    </style:style>
    <style:style style:name="P26" style:family="paragraph" style:parent-style-name="Standard" style:list-style-name="L5">
      <style:paragraph-properties fo:text-align="start" style:justify-single-word="false"/>
      <style:text-properties fo:font-weight="normal" officeooo:paragraph-rsid="0016d1e1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pl" fo:country="PL" officeooo:rsid="001069d9" officeooo:paragraph-rsid="001069d9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pl" fo:country="PL" style:font-size-asian="10.5pt" style:font-size-complex="12pt"/>
    </style:style>
    <style:style style:name="T1" style:family="text">
      <style:text-properties fo:font-size="12pt" fo:language="pl" fo:country="PL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pl" fo:country="PL" fo:font-weight="normal" officeooo:rsid="001831ad" style:font-size-asian="10.5pt" style:font-weight-asian="normal" style:font-size-complex="12pt" style:font-weight-complex="normal"/>
    </style:style>
    <style:style style:name="T3" style:family="text">
      <style:text-properties fo:font-size="12pt" fo:language="pl" fo:country="PL" fo:font-weight="bold" style:font-size-asian="10.5pt" style:font-weight-asian="bold" style:font-size-complex="12pt" style:font-weight-complex="bold"/>
    </style:style>
    <style:style style:name="T4" style:family="text">
      <style:text-properties fo:font-size="12pt" fo:language="pl" fo:country="PL" fo:font-weight="bold" officeooo:rsid="001831ad" style:font-size-asian="10.5pt" style:font-weight-asian="bold" style:font-size-complex="12pt" style:font-weight-complex="bold"/>
    </style:style>
    <style:style style:name="T5" style:family="text">
      <style:text-properties fo:font-size="12pt" fo:language="pl" fo:country="PL" officeooo:rsid="0016d1e1" style:font-size-asian="10.5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a49b"/>
    </style:style>
    <style:style style:name="T8" style:family="text">
      <style:text-properties fo:language="pl" fo:country="PL"/>
    </style:style>
    <style:style style:name="T9" style:family="text">
      <style:text-properties officeooo:rsid="00128b3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73ce" style:font-weight-asian="normal" style:font-weight-complex="normal"/>
    </style:style>
    <style:style style:name="T12" style:family="text">
      <style:text-properties fo:font-weight="normal" officeooo:rsid="00164cab" style:font-weight-asian="normal" style:font-weight-complex="normal"/>
    </style:style>
    <style:style style:name="T13" style:family="text">
      <style:text-properties fo:font-weight="normal" officeooo:rsid="00166380" style:font-weight-asian="normal" style:font-weight-complex="normal"/>
    </style:style>
    <style:style style:name="T14" style:family="text">
      <style:text-properties fo:font-weight="normal" officeooo:rsid="001831ad" style:font-weight-asian="normal" style:font-weight-complex="normal"/>
    </style:style>
    <style:style style:name="T15" style:family="text">
      <style:text-properties officeooo:rsid="00164cab"/>
    </style:style>
    <style:style style:name="T16" style:family="text">
      <style:text-properties officeooo:rsid="0016638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C++</text:p>
      <text:p text:style-name="P2"/>
      <text:p text:style-name="P22">CONTAINERS</text:p>
      <text:p text:style-name="P23"/>
      <text:list text:style-name="L2">
        <text:list-item>
          <text:p text:style-name="P4">Wymień rodzaje kontenerów, wymień należące do nich kontenery oraz podaj ich podstawowe cechy.<text:line-break/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7">Sequence </text:p>
          </table:table-cell>
          <table:table-cell table:style-name="Table1.A1" table:number-columns-spanned="2" office:value-type="string">
            <text:p text:style-name="P27">Associative</text:p>
          </table:table-cell>
          <table:covered-table-cell/>
          <table:table-cell table:style-name="Table1.A1" office:value-type="string">
            <text:p text:style-name="P27">Adapter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ordered</text:p>
          </table:table-cell>
          <table:table-cell table:style-name="Table1.A1" office:value-type="string">
            <text:p text:style-name="P27">unordered</text:p>
          </table:table-cell>
          <table:table-cell table:style-name="Table1.A1" office:value-type="string">
            <text:p text:style-name="P28"/>
          </table:table-cell>
        </table:table-row>
        <table:table-row>
          <table:table-cell table:style-name="Table1.A1" office:value-type="string">
            <text:p text:style-name="P27">array&lt;size, type&gt;</text:p>
            <text:p text:style-name="P27">vector&lt;type&gt;<text:line-break/>deque&lt;type&gt;</text:p>
            <text:p text:style-name="P27">list&lt;type&gt;</text:p>
            <text:p text:style-name="P27">forward_list&lt;type&gt;</text:p>
            <text:p text:style-name="P27"/>
          </table:table-cell>
          <table:table-cell table:style-name="Table1.A1" office:value-type="string">
            <text:p text:style-name="P27">set</text:p>
            <text:p text:style-name="P27">map</text:p>
            <text:p text:style-name="P27">multiset</text:p>
            <text:p text:style-name="P27">multimap</text:p>
          </table:table-cell>
          <table:table-cell table:style-name="Table1.A1" office:value-type="string">
            <text:p text:style-name="P27">unordered_set</text:p>
            <text:p text:style-name="P27">unordered_map</text:p>
            <text:p text:style-name="P27">unordered_multiset</text:p>
            <text:p text:style-name="P27">unordered_multimap</text:p>
          </table:table-cell>
          <table:table-cell table:style-name="Table1.A1" office:value-type="string">
            <text:p text:style-name="P27">stack (LIFO)</text:p>
            <text:p text:style-name="P27">queue (FIFO)</text:p>
            <text:p text:style-name="P27">priority_queue</text:p>
          </table:table-cell>
        </table:table-row>
      </table:table>
      <text:p text:style-name="P19"/>
      <text:p text:style-name="P19"><text:span text:style-name="T6">Sequence</text:span> - przechowują elementy w określonej kolejności (sekwencji), dostęp po indeksie. (dodanie kolejnego elementu, nie zmienia ułożenia w całej liście)</text:p>
      <text:p text:style-name="P19"/>
      <text:p text:style-name="P19"><text:span text:style-name="T6">Associative</text:span> – (skojarzeniowy→ <text:span text:style-name="T7">klucz-wartość</text:span>), elementy są ułożone na podstawie wartości <text:span text:style-name="T7">powiązanej z </text:span>klucz<text:span text:style-name="T7">em</text:span> w sposób posortowany. Elementy nie mają pozycji (jest ona zmienna, każde dodanie nowego elementu może zmienić pozycje wszy<text:span text:style-name="T7">s</text:span>tkich lub części elementów)</text:p>
      <text:p text:style-name="P19"/>
      <text:p text:style-name="P20"><text:span text:style-name="T6">Adapter</text:span> – container podstawowego typu ze zmienionym interfejsem</text:p>
      <text:p text:style-name="P20"/>
      <text:p text:style-name="P3"><text:span text:style-name="T8">Src: </text:span><text:a xlink:type="simple" xlink:href="https://www.cplusplus.com/reference/stl/" text:style-name="Internet_20_link" text:visited-style-name="Visited_20_Internet_20_Link"><text:span text:style-name="T8">https://www.cplusplus.com/reference/stl/</text:span></text:a></text:p>
      <text:p text:style-name="P20"/>
      <text:list text:continue-numbering="true" text:style-name="L2">
        <text:list-item>
          <text:p text:style-name="P5">Czym jest <text:span text:style-name="T9">i</text:span> do czego służy iterator ?</text:p>
        </text:list-item>
      </text:list>
      <text:p text:style-name="P12"><text:span text:style-name="T10"/></text:p>
      <text:list xml:id="list142951326716483" text:continue-numbering="true" text:style-name="L2">
        <text:list-item>
          <text:list>
            <text:list-header>
              <text:p text:style-name="P10"><text:span text:style-name="T10">Iterator</text:span> <text:span text:style-name="T10">to obiekt umożliwiający sekwencyjny dostęp do zawartości dowolnego container. Tworzy się je za pomocą funkcji składowych .begin() .cbegin() oraz .end() .cend(). Iteratory w pewnym sensie odpowiadają wskaźnikowi do elementu pojemnika. Umożliwiają korzystanie dowolnemu pojemnikowi z algorytmów z stl w sposób </text:span><text:span text:style-name="T11">przezroczysty</text:span><text:span text:style-name="T10"> z punktu widzenia programisty.</text:span></text:p>
              <text:p text:style-name="P10"><text:span text:style-name="T10"><text:s/></text:span></text:p>
            </text:list-header>
          </text:list>
        </text:list-item>
        <text:list-item>
          <text:p text:style-name="P11">Jakie <text:span text:style-name="T15">podstawowe cechy posiada iterator</text:span></text:p>
          <text:p text:style-name="P11"/>
          <text:p text:style-name="P6"><text:span text:style-name="T15">iterator_traits : </text:span></text:p>
        </text:list-item>
      </text:list>
      <text:list text:style-name="L4">
        <text:list-item>
          <text:list>
            <text:list-item>
              <text:p text:style-name="P8"><text:span text:style-name="T15">difference_type </text:span><text:span text:style-name="T12">– typ do reprezentowania </text:span><text:span text:style-name="T13">odległości (</text:span><text:span text:style-name="T12">różnicy</text:span><text:span text:style-name="T13">) pomiędzy</text:span><text:span text:style-name="T12"> </text:span><text:span text:style-name="T13">dwoma</text:span><text:span text:style-name="T12"> </text:span><text:span text:style-name="T13">iteratorami</text:span></text:p>
            </text:list-item>
            <text:list-item>
              <text:p text:style-name="P8"><text:span text:style-name="T15">value_type –</text:span><text:span text:style-name="T12"> typ </text:span><text:span text:style-name="T13">elementu </text:span><text:span text:style-name="T12">na który wskazuje iterator (typ elementu w container), </text:span><text:span text:style-name="T13">ten typ powinna zwracać dereferencja iteratora *iter lub referencje do niego</text:span></text:p>
            </text:list-item>
            <text:list-item>
              <text:p text:style-name="P15">pointer – <text:span text:style-name="T13">typ wskaźnika do </text:span><text:span text:style-name="T16">value_type </text:span><text:span text:style-name="T13">(zwracany przez operator -&gt;())</text:span></text:p>
            </text:list-item>
            <text:list-item>
              <text:p text:style-name="P15">reference –<text:span text:style-name="T10"> </text:span><text:span text:style-name="T13">typ referencji do value_type</text:span></text:p>
            </text:list-item>
            <text:list-item>
              <text:p text:style-name="P15">iterator_category – <text:span text:style-name="T16">alias </text:span><text:span text:style-name="T13">na pusta klasa określająca jakie operacje wspiera iterator (iterator_tag)</text:span></text:p>
              <text:list>
                <text:list-item>
                  <text:p text:style-name="P16"><text:span text:style-name="T10">input_iterator_tag</text:span></text:p>
                </text:list-item>
                <text:list-item>
                  <text:p text:style-name="P16"><text:span text:style-name="T10">output_iterator_tag</text:span></text:p>
                </text:list-item>
                <text:list-item>
                  <text:p text:style-name="P16"><text:span text:style-name="T10">forward_iterator_tag</text:span></text:p>
                </text:list-item>
                <text:list-item>
                  <text:p text:style-name="P16"><text:soft-page-break/><text:span text:style-name="T10">bidirectional_iterator_tag</text:span></text:p>
                </text:list-item>
                <text:list-item>
                  <text:p text:style-name="P16"><text:span text:style-name="T10">random_access_iterator_tag</text:span></text:p>
                </text:list-item>
                <text:list-item>
                  <text:p text:style-name="P16">contiguous_iterator_tag</text:p>
                </text:list-item>
              </text:list>
            </text:list-item>
            <text:list-item>
              <text:p text:style-name="P15"><text:span text:style-name="T16">iterator_</text:span>concept –<text:span text:style-name="T10"> </text:span><text:span text:style-name="T13">umożliwia statyczne sprawdzanie czy iterator spełnia wymagania zgodnie z iterator_category</text:span></text:p>
            </text:list-item>
          </text:list>
        </text:list-item>
      </text:list>
      <text:list text:continue-list="list142951326716483" text:style-name="L2">
        <text:list-item>
          <text:list>
            <text:list-header>
              <text:p text:style-name="P6"><text:span text:style-name="T15"><text:line-break/></text:span></text:p>
            </text:list-header>
          </text:list>
        </text:list-item>
        <text:list-item>
          <text:p text:style-name="P9"/>
        </text:list-item>
      </text:list>
      <text:p text:style-name="P7"/>
      <text:p text:style-name="P7"/>
      <text:p text:style-name="P7"/>
      <text:p text:style-name="P7"/>
      <text:p text:style-name="P7"/>
      <text:p text:style-name="P14">ss</text:p>
      <text:p text:style-name="P14">s</text:p>
      <text:p text:style-name="P14">s</text:p>
      <text:p text:style-name="P14">s</text:p>
      <text:p text:style-name="P14">s</text:p>
      <text:p text:style-name="P14">s</text:p>
      <text:p text:style-name="P14">s</text:p>
      <text:p text:style-name="P14"/>
      <text:p text:style-name="P13"/>
      <text:p text:style-name="P24">I/O BASICS</text:p>
      <text:p text:style-name="P24"/>
      <text:p text:style-name="P24"/>
      <text:list text:style-name="L3">
        <text:list-item>
          <text:p text:style-name="P17">W których plikach nagłówkowych są umiesczone deklaracje klas do obługi operci I/O</text:p>
        </text:list-item>
      </text:list>
      <text:p text:style-name="P18"><text:tab/><text:span text:style-name="T10">Podstawowe deklaracje są umiesczone w bibliotece &lt;iostream&gt;, dok orzystnia z operacji I/O na plikach należy dołączyć &lt;fstream&gt;, zaś na obiektach string &lt;sstream&gt;. Są też deklaracje tylko dla operacji wejścia &lt;istream&gt; albo tylko operacji wyjścia &lt;ostream&gt;. </text:span><text:span text:style-name="T14">Użycie jednej z nich pozwala na większą separacje.</text:span><text:span text:style-name="T10"> <text:s text:c="159"/></text:span></text:p>
      <text:list xml:id="list142951046817453" text:continue-numbering="true" text:style-name="L3">
        <text:list-item>
          <text:p text:style-name="P17">Czym jest strumień, jakie są predefiniowane, do czego służą.</text:p>
          <text:p text:style-name="P21">Strumień to obiekt odpowiedniej klasy (iostream, fstream, sstrema .itd), który został predefiniowany przez autora biblioteki std. Jako obiekt klasy, ma on pewien wewnętrzny stan początkowy(object state) (czyli jakieś ustawienia początkowe).</text:p>
        </text:list-item>
      </text:list>
      <text:list text:style-name="L5">
        <text:list-header>
          <text:p text:style-name="P26"><text:span text:style-name="T5">Wyróżnia się następujące strumienie predefiniowane:</text:span></text:p>
          <text:list>
            <text:list-item>
              <text:p text:style-name="P25"><text:span text:style-name="T3">cin – </text:span><text:span text:style-name="T1">powiązany ze standarwoym urzędzeniem wejścia (deskryptor 0 dla linux)</text:span></text:p>
            </text:list-item>
            <text:list-item>
              <text:p text:style-name="P25"><text:span text:style-name="T3">cout – </text:span><text:span text:style-name="T1">ze standardowym urządzeniem wyjścia </text:span><text:span text:style-name="T2">(deskryptor 1)</text:span></text:p>
            </text:list-item>
            <text:list-item>
              <text:p text:style-name="P25"><text:span text:style-name="T3">cerr – </text:span><text:span text:style-name="T1">standardowe urządzenie do wypisywania błędów (niebuforowany, descriptor 2 dla linux)</text:span></text:p>
            </text:list-item>
            <text:list-item>
              <text:p text:style-name="P25"><text:span text:style-name="T3">clog – </text:span><text:span text:style-name="T1">jak cerr, tylko strumień buforowany</text:span></text:p>
            </text:list-item>
            <text:list-item>
              <text:p text:style-name="P25"><text:span text:style-name="T3">wcout, wcin, wcerr, wclog – </text:span><text:span text:style-name="T2">używa znaki UTF-? Operauje na tymie wchar_t, w przeciwieństwie do pozostałych strumieni, które operują na char (1B)</text:span></text:p>
            </text:list-item>
          </text:list>
        </text:list-header>
      </text:list>
      <text:list text:continue-list="list142951046817453" text:style-name="L3">
        <text:list-item>
          <text:p text:style-name="P1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1:28:13.243547255</meta:creation-date>
    <meta:generator>LibreOffice/24.2.7.2$Linux_X86_64 LibreOffice_project/420$Build-2</meta:generator>
    <dc:date>2025-07-09T14:29:50.643857802</dc:date>
    <meta:editing-duration>PT5M11S</meta:editing-duration>
    <meta:editing-cycles>1</meta:editing-cycles>
    <meta:document-statistic meta:table-count="1" meta:image-count="0" meta:object-count="0" meta:page-count="3" meta:paragraph-count="65" meta:word-count="424" meta:character-count="3381" meta:non-whitespace-character-count="2863"/>
  </office:meta>
</office:document-meta>
</file>